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1">
      <style:paragraph-properties fo:text-align="start" style:justify-single-word="false" fo:orphans="2" fo:widows="2"/>
      <style:text-properties fo:font-size="14pt" style:font-size-asian="14pt" style:font-size-complex="14pt"/>
    </style:style>
    <style:style style:name="P90" style:family="paragraph" style:parent-style-name="Heading_20_1">
      <style:paragraph-properties fo:orphans="2" fo:widows="2"/>
    </style:style>
    <style:style style:name="P91" style:family="paragraph" style:parent-style-name="Heading_20_1">
      <style:paragraph-properties fo:margin-left="1.249cm" fo:margin-right="0cm" fo:orphans="2" fo:widows="2" fo:text-indent="-0.249cm" style:auto-text-indent="false">
        <style:tab-stops/>
      </style:paragraph-properties>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T17" style:family="text">
      <style:text-properties fo:font-variant="normal" fo:text-transform="none" fo:color="#000000" style:font-name="Arial1" fo:font-size="9.75pt" fo:letter-spacing="normal" fo:font-style="normal"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8. Mai 2020</text:p>
      <text:p text:style-name="P3"/>
      <text:h text:style-name="P9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67863232025692142"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9" text:outline-level="1">Bisherige Projekte:</text:h>
      <text:p text:style-name="P14"/>
      <text:h text:style-name="P92" text:outline-level="2"/>
      <text:h text:style-name="P92"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jetzt</text:p>
          </table:table-cell>
          <table:table-cell table:style-name="Tabelle52.B1" office:value-type="string">
            <text:p text:style-name="P6">Mit</text:p>
          </table:table-cell>
          <table:table-cell table:style-name="Tabelle52.F1" office:value-type="string">
            <text:p text:style-name="P6"><text:s/>x Monate</text:p>
          </table:table-cell>
        </table:table-row>
      </table:table>
      <text:p text:style-name="P16"/>
      <text:list xml:id="list7247277065702237348" text:style-name="WW8Num7">
        <text:list-item>
          <text:p text:style-name="P68">Lead Fullstack Entwickler</text:p>
        </text:list-item>
        <text:list-item>
          <text:p text:style-name="P68">Angular Single Page Application (SPA)</text:p>
        </text:list-item>
        <text:list-item>
          <text:p text:style-name="P68">10 Microservices für Front- und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Framework für Standardisierung von Microservices</text:p>
        </text:list-item>
        <text:list-item>
          <text:p text:style-name="P68">RedHat Openshift Cloud Umgebung</text:p>
        </text:list-item>
        <text:list-item>
          <text:p text:style-name="P68">Docker Container in Azure Cloud Umgebung</text:p>
        </text:list-item>
        <text:list-item>
          <text:p text:style-name="P68">Jenkins CI/CD-Pipelines</text:p>
        </text:list-item>
        <text:list-item>
          <text:p text:style-name="P68">JSON Web Token (JWT), Bearer- Authorization-Header</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Camunda Process-Engine</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 Spring Cloud OpenFeign</text:p>
        </text:list-item>
        <text:list-item>
          <text:p text:style-name="P68">Release und Feature Toggles mit trunk-based-development </text:p>
        </text:list-item>
        <text:list-item>
          <text:p text:style-name="P68">Spring Expression Language</text:p>
        </text:list-item>
        <text:list-item>
          <text:p text:style-name="P68">Consol Service Discovery</text:p>
        </text:list-item>
        <text:list-item>
          <text:p text:style-name="P68"><text:soft-page-break/>Soap Kommunikations Protokoll</text:p>
        </text:list-item>
        <text:list-item>
          <text:p text:style-name="P68">Openshif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 und SAFe</text:p>
        </text:list-item>
        <text:list-item>
          <text:p text:style-name="P68">Grooming, Planning, Retrospektive</text:p>
        </text:list-item>
        <text:list-item>
          <text:p text:style-name="P68">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92" text:outline-level="2"/>
      <text:h text:style-name="P92"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1574026"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text:soft-page-break/>Git Hooks mit Husky</text:p>
        </text:list-item>
        <text:list-item>
          <text:p text:style-name="P68">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 - IAM</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text:soft-page-break/>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1574001"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text:span text:style-name="T17">OpenID,</text:span> 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1585584"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text:soft-page-break/>Grooming, Planning, Retrospektive</text:p>
        </text:list-item>
        <text:list-item>
          <text:p text:style-name="P84">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2"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1580184"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text:soft-page-break/>Security Access Token</text:p>
        </text:list-item>
        <text:list-item>
          <text:p text:style-name="P68">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5486942072694083730"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1595312" text:continue-list="list31580184"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text:soft-page-break/>Implementierung einer Single Page Applikation</text:p>
        </text:list-item>
        <text:list-item>
          <text:p text:style-name="P73">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1570807" text:continue-list="list5486942072694083730"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2"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text:soft-page-break/></text:p>
      <text:list xml:id="list31577910" text:continue-list="list31595312" text:style-name="WW8Num7">
        <text:list-item>
          <text:p text:style-name="P73">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1587001" text:continue-list="list31570807"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1565478" text:continue-list="list31577910"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text:soft-page-break/>Spring Data für JPA Repository Zugriffe</text:p>
        </text:list-item>
        <text:list-item>
          <text:p text:style-name="P73">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1567735" text:continue-list="list31587001"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text:soft-page-break/></text:p>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text:soft-page-break/>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text:soft-page-break/>Release Planung mit JIRA Unterstützung</text:p>
        </text:list-item>
        <text:list-item>
          <text:p text:style-name="P80">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text:soft-page-break/>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8927450325052513850"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text:soft-page-break/></text:p>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text:soft-page-break/>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995510189084174731"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text:span></text:span><text:span text:style-name="Absatz-Standardschriftart"><text:span text:style-name="T12">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1761399239528308392"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1571845"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6" text:outline-level="2"/>
      <text:p text:style-name="P2"/>
      <text:p text:style-name="P2"/>
      <text:p text:style-name="P2"/>
      <text:h text:style-name="P93"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1580088"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1580247"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1589835"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1588025"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08T11:36:37.84</dc:date>
    <meta:print-date>2003-11-15T09:06:00Z</meta:print-date>
    <meta:editing-cycles>169</meta:editing-cycles>
    <meta:editing-duration>PT6H33M51S</meta:editing-duration>
    <meta:document-statistic meta:table-count="55" meta:image-count="1" meta:object-count="0" meta:page-count="26" meta:paragraph-count="1286" meta:word-count="6965" meta:character-count="50359"/>
    <meta:template xlink:type="simple" xlink:actuate="onRequest" xlink:title="" xlink:href="Normal.dotm"/>
  </office:meta>
</office:document-meta>
</file>